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612cm" style:rel-column-width="40906*"/>
    </style:style>
    <style:style style:name="Table1.B" style:family="table-column">
      <style:table-column-properties style:column-width="6.389cm" style:rel-column-width="24629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01cm" style:rel-column-width="10410*"/>
    </style:style>
    <style:style style:name="Table3.B" style:family="table-column">
      <style:table-column-properties style:column-width="9.185cm" style:rel-column-width="35405*"/>
    </style:style>
    <style:style style:name="Table3.C" style:family="table-column">
      <style:table-column-properties style:column-width="5.115cm" style:rel-column-width="1972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none" fo:border-top="0.05pt solid #000000" fo:border-bottom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86cm" style:rel-column-width="10355*"/>
    </style:style>
    <style:style style:name="Table4.B" style:family="table-column">
      <style:table-column-properties style:column-width="9.199cm" style:rel-column-width="35460*"/>
    </style:style>
    <style:style style:name="Table4.C" style:family="table-column">
      <style:table-column-properties style:column-width="5.115cm" style:rel-column-width="19720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7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officeooo:paragraph-rsid="0009034c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14" style:family="paragraph" style:parent-style-name="Table_20_Contents">
      <style:text-properties style:font-name="Cantarell" officeooo:paragraph-rsid="0026f169"/>
    </style:style>
    <style:style style:name="P15" style:family="paragraph" style:parent-style-name="Table_20_Contents">
      <style:text-properties style:font-name="Cantarell" style:text-underline-style="solid" style:text-underline-width="auto" style:text-underline-color="font-color" officeooo:paragraph-rsid="0020f7b0"/>
    </style:style>
    <style:style style:name="P16" style:family="paragraph" style:parent-style-name="Table_20_Contents">
      <style:text-properties style:font-name="Cantarell" officeooo:paragraph-rsid="002af668"/>
    </style:style>
    <style:style style:name="P17" style:family="paragraph" style:parent-style-name="Table_20_Contents">
      <style:text-properties style:font-name="Cantarell" officeooo:paragraph-rsid="00499ae2"/>
    </style:style>
    <style:style style:name="P18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color="#000000" style:font-name="Cantarell" officeooo:rsid="0009034c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rsid="000fc60f" officeooo:paragraph-rsid="000fc60f"/>
    </style:style>
    <style:style style:name="P21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25" style:family="paragraph" style:parent-style-name="Table_20_Contents">
      <style:text-properties style:font-name="Cantarell" officeooo:rsid="00236137" officeooo:paragraph-rsid="00236137"/>
    </style:style>
    <style:style style:name="P26" style:family="paragraph" style:parent-style-name="Table_20_Contents">
      <style:text-properties style:font-name="Cantarell" officeooo:rsid="00302d91" officeooo:paragraph-rsid="00302d91"/>
    </style:style>
    <style:style style:name="P27" style:family="paragraph" style:parent-style-name="Table_20_Contents">
      <style:text-properties fo:color="#ff0000" style:font-name="Cantarell" officeooo:rsid="0026f169" officeooo:paragraph-rsid="002af668"/>
    </style:style>
    <style:style style:name="P28" style:family="paragraph" style:parent-style-name="Table_20_Contents">
      <style:text-properties fo:color="#ff0000" style:font-name="Cantarell" officeooo:rsid="0026f169" officeooo:paragraph-rsid="002bea28"/>
    </style:style>
    <style:style style:name="P29" style:family="paragraph" style:parent-style-name="Table_20_Contents" style:list-style-name="L1">
      <style:text-properties officeooo:paragraph-rsid="002ecfd0"/>
    </style:style>
    <style:style style:name="P30" style:family="paragraph" style:parent-style-name="Table_20_Contents" style:list-style-name="L1">
      <style:text-properties officeooo:paragraph-rsid="002ed3e6"/>
    </style:style>
    <style:style style:name="P31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3ca65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33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34" style:family="paragraph" style:parent-style-name="Standard">
      <style:text-properties fo:color="#000000" style:font-name="Cantarell" officeooo:rsid="0009034c" officeooo:paragraph-rsid="00153f83"/>
    </style:style>
    <style:style style:name="P35" style:family="paragraph" style:parent-style-name="Standard">
      <style:text-properties fo:color="#000000" style:font-name="Cantarell" officeooo:rsid="0009034c" officeooo:paragraph-rsid="00302d91"/>
    </style:style>
    <style:style style:name="P36" style:family="paragraph" style:parent-style-name="Standard">
      <style:text-properties fo:color="#000000" style:font-name="Cantarell" officeooo:rsid="0009034c" officeooo:paragraph-rsid="001b5df1"/>
    </style:style>
    <style:style style:name="P37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38" style:family="paragraph" style:parent-style-name="Standard">
      <style:text-properties style:font-name="Cantarell" officeooo:rsid="00153f83"/>
    </style:style>
    <style:style style:name="P39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officeooo:rsid="004451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<text:span text:style-name="T1">Surgery Report : </text:span><text:span text:style-name="T1"><text:placeholder text:placeholder-type="text">&lt;surgery.code&gt;</text:placeholder></text:span></text:p>
            <text:p text:style-name="P19"/>
          </table:table-cell>
          <table:covered-table-cell/>
        </table:table-row>
        <table:table-row>
          <table:table-cell table:style-name="Table1.A2" office:value-type="string">
            <text:p text:style-name="P10"><text:span text:style-name="T32">Date</text:span><text:span text:style-name="T1"> : </text:span><text:span text:style-name="T1"><text:placeholder text:placeholder-type="text">&lt;surgery.surgery_date or ''&gt;</text:placeholder></text:span></text:p>
            <text:p text:style-name="P13"><text:span text:style-name="T33">Institution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institution.name or ''&gt;</text:placeholder></text:span><text:span text:style-name="T15"><text:placeholder text:placeholder-type="text">&lt;/if&gt;</text:placeholder></text:span></text:p>
            <text:p text:style-name="P12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5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6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11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identification_code&gt;</text:placeholder></text:span><text:span text:style-name="T16"> ) </text:span></text:p>
            <text:p text:style-name="P8"><text:placeholder text:placeholder-type="text">&lt;if test="surgery.patient.sex == 'f'"&gt;</text:placeholder></text:p>
            <text:p text:style-name="P9"><text:span text:style-name="T39">Sex</text:span><text:span text:style-name="T40"> : </text:span>Female</text:p>
            <text:p text:style-name="P8"><text:placeholder text:placeholder-type="text">&lt;/if&gt;</text:placeholder></text:p>
            <text:p text:style-name="P8"><text:placeholder text:placeholder-type="text">&lt;if test="surgery.patient.sex == 'm'"&gt;</text:placeholder></text:p>
            <text:p text:style-name="P9"><text:span text:style-name="T39">Sex</text:span><text:span text:style-name="T40"> : </text:span>Male</text:p>
            <text:p text:style-name="P8"><text:placeholder text:placeholder-type="text">&lt;/if&gt;</text:placeholder></text:p>
            <text:p text:style-name="P11"><text:span text:style-name="T34">Age </text:span><text:span text:style-name="T39">at surgery</text:span><text:span text:style-name="T17"> : </text:span><text:span text:style-name="T17"><text:placeholder text:placeholder-type="text">&lt;surgery.computed_age&gt;</text:placeholder></text:span></text:p>
            <text:p text:style-name="P20"/>
            <text:p text:style-name="P33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6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4"><text:span text:style-name="T37">Surgery Time</text:span><text:span text:style-name="T29"> : </text:span><text:span text:style-name="T29"><text:placeholder text:placeholder-type="text">&lt;surgery.surgery_length&gt;</text:placeholder></text:span></text:p>
          </table:table-cell>
          <table:covered-table-cell/>
        </table:table-row>
      </table:table>
      <text:p text:style-name="P38"/>
      <table:table table:name="Table2" table:style-name="Table2">
        <table:table-column table:style-name="Table2.A"/>
        <table:table-row>
          <table:table-cell table:style-name="Table2.A1" office:value-type="string">
            <text:p text:style-name="P15"><text:span text:style-name="T29">Pre-operation Information</text:span></text:p>
            <text:p text:style-name="P25"/>
            <text:p text:style-name="P17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14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16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27"/>
            <text:p text:style-name="P21">Pre-operation Checklist</text:p>
            <text:list xml:id="list3064771038600795418" text:style-name="L1">
              <text:list-item>
                <text:p text:style-name="P29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30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30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30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30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28"/>
          </table:table-cell>
        </table:table-row>
      </table:table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">Procedure Code</text:p>
          </table:table-cell>
          <table:table-cell table:style-name="Table3.B1" office:value-type="string">
            <text:p text:style-name="P26">Description</text:p>
          </table:table-cell>
          <table:table-cell table:style-name="Table3.C1" office:value-type="string">
            <text:p text:style-name="P26">Notes</text:p>
          </table:table-cell>
        </table:table-row>
      </table:table>
      <text:p text:style-name="P35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5"><text:placeholder text:placeholder-type="text">&lt;procedure.procedure.name&gt;</text:placeholder></text:p>
          </table:table-cell>
          <table:table-cell table:style-name="Table4.B1" office:value-type="string">
            <text:p text:style-name="P35"><text:placeholder text:placeholder-type="text">&lt;procedure.procedure.description&gt;</text:placeholder></text:p>
          </table:table-cell>
          <table:table-cell table:style-name="Table4.C1" office:value-type="string">
            <text:p text:style-name="P35"><text:placeholder text:placeholder-type="text">&lt;procedure.notes&gt;</text:placeholder></text:p>
          </table:table-cell>
        </table:table-row>
      </table:table>
      <text:p text:style-name="P37"><text:soft-page-break/><text:placeholder text:placeholder-type="text">&lt;/for&gt;</text:placeholder></text:p>
      <text:p text:style-name="P22"/>
      <text:p text:style-name="P22">Surgery Details / Incident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<text:placeholder text:placeholder-type="text">&lt;for each="line in unicode(surgery.extra_info).split('\n')"&gt;</text:placeholder></text:p>
            <text:p text:style-name="P7"><text:placeholder text:placeholder-type="text">&lt;line&gt;</text:placeholder></text:p>
            <text:p text:style-name="P39"><text:placeholder text:placeholder-type="text">&lt;/for&gt;</text:placeholder></text:p>
            <text:p text:style-name="P31"/>
          </table:table-cell>
        </table:table-row>
      </table:table>
      <text:p text:style-name="P22"/>
      <text:p text:style-name="P22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unicode(surgery.anesthesia_report).split('\n')"&gt;</text:placeholder></text:p>
            <text:p text:style-name="P7"><text:placeholder text:placeholder-type="text">&lt;line&gt;</text:placeholder></text:p>
            <text:p text:style-name="P39"><text:placeholder text:placeholder-type="text">&lt;/for&gt;</text:placeholder></text:p>
            <text:p text:style-name="P32"/>
          </table:table-cell>
        </table:table-row>
      </table:table>
      <text:p text:style-name="P23"/>
      <text:p text:style-name="P24"><text:span text:style-name="T1">Print Date <text:s/>: <text:s/></text:span><text:span text:style-name="T1"><text:placeholder text:placeholder-type="text">&lt;formatLang(datetime.date.today(), user.language)&gt;</text:placeholder></text:span><text:span text:style-name="T1">, </text:span><text:span text:style-name="T1"><text:placeholder text:placeholder-type="text">&lt;time.strftime('%H:%M:%S')&gt;</text:placeholder></text:span></text:p>
      <text:p text:style-name="P1"><text:placeholder text:placeholder-type="text">&lt;/for&gt;</text:placeholder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2-05T07:03:36.286594351</dc:date>
    <meta:editing-duration>P2DT4H7M1S</meta:editing-duration>
    <meta:editing-cycles>96</meta:editing-cycles>
    <meta:generator>LibreOffice/4.1.4.2$Linux_X86_64 LibreOffice_project/410m0$Build-2</meta:generator>
    <meta:document-statistic meta:table-count="6" meta:image-count="0" meta:object-count="0" meta:page-count="2" meta:paragraph-count="47" meta:word-count="303" meta:character-count="3216" meta:non-whitespace-character-count="2961"/>
  </office:meta>
</office:document-meta>
</file>